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8-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2 de May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Servicio, mantenimiento general e instalación de repuestos para fotocopiadoras pertenecientes y de uso exclusivo de éste órgano de Contro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REPRESERCA, C.A., RIF: J-30423993-9, por un monto de Bs. 13.755,00, ubicada en Calle 10 C/Av Orinoco, Locales 63-4 Maturín Monagas, MATURIN ESTADO MONAGAS
<text:line-break/>
<text:line-break/></text:p>
      <text:p text:style-name="P11"/>
      <text:p text:style-name="P5"><text:span text:style-name="T21">En Maturín, a los </text:span><text:span text:style-name="Fuente_20_de_20_párrafo_20_predeter."><text:span text:style-name="T17"><text:s/>trece (13)</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